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/>
    <style:font-face style:name="proximanova" svg:font-family="proximanov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9d5" officeooo:paragraph-rsid="0008f9d5"/>
    </style:style>
    <style:style style:name="P2" style:family="paragraph" style:parent-style-name="Standard">
      <style:text-properties officeooo:rsid="0008f9d5" officeooo:paragraph-rsid="0008f9d5"/>
    </style:style>
    <style:style style:name="P3" style:family="paragraph" style:parent-style-name="Standard">
      <style:text-properties officeooo:rsid="000ba913" officeooo:paragraph-rsid="0008f9d5"/>
    </style:style>
    <style:style style:name="P4" style:family="paragraph" style:parent-style-name="Standard">
      <style:text-properties officeooo:rsid="000ba913" officeooo:paragraph-rsid="000ba913"/>
    </style:style>
    <style:style style:name="P5" style:family="paragraph" style:parent-style-name="Standard">
      <style:text-properties officeooo:rsid="000e96be" officeooo:paragraph-rsid="000e96be"/>
    </style:style>
    <style:style style:name="P6" style:family="paragraph" style:parent-style-name="Standard">
      <style:text-properties officeooo:rsid="00122e76" officeooo:paragraph-rsid="00122e76"/>
    </style:style>
    <style:style style:name="P7" style:family="paragraph" style:parent-style-name="Standard">
      <style:text-properties officeooo:paragraph-rsid="00122e76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22e76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proximanova" fo:font-size="7.5pt" fo:letter-spacing="normal" fo:font-style="normal" fo:font-weight="normal" officeooo:paragraph-rsid="00122e76"/>
    </style:style>
    <style:style style:name="P11" style:family="paragraph" style:parent-style-name="Table_20_Contents">
      <style:paragraph-properties fo:margin-left="0cm" fo:margin-right="0cm" fo:margin-top="0cm" fo:margin-bottom="0.318cm" loext:contextual-spacing="false" fo:text-indent="0cm" style:auto-text-indent="false"/>
    </style:style>
    <style:style style:name="T1" style:family="text">
      <style:text-properties fo:font-variant="normal" fo:text-transform="none" fo:color="#235a81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35a81" style:text-line-through-style="none" style:text-line-through-type="none" style:font-name="sans-serif" fo:font-size="9.75pt" fo:letter-spacing="normal" fo:font-style="normal" style:text-underline-style="none" fo:font-weight="normal" officeooo:rsid="001001f7" style:text-blinking="false"/>
    </style:style>
    <style:style style:name="T3" style:family="text">
      <style:text-properties fo:font-variant="normal" fo:text-transform="none" fo:color="#235a81" style:text-line-through-style="none" style:text-line-through-type="none" style:font-name="sans-serif" fo:font-size="9.75pt" fo:letter-spacing="normal" fo:font-style="normal" style:text-underline-style="solid" style:text-underline-width="auto" style:text-underline-color="font-color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7.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0000" fo:font-size="9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7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24d99" style:text-line-through-style="none" style:text-line-through-type="none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9" style:family="text">
      <style:text-properties fo:font-variant="normal" fo:text-transform="none" fo:color="#024d99" style:text-line-through-style="none" style:text-line-through-type="none" style:font-name="proximanova" fo:font-size="9pt" fo:letter-spacing="normal" fo:font-style="normal" style:text-underline-style="none" fo:font-weight="normal" officeooo:rsid="00122e76" style:text-blinking="false" fo:background-color="transparent" loext:char-shading-value="0" loext:padding="0cm" loext:border="none"/>
    </style:style>
    <style:style style:name="T10" style:family="text">
      <style:text-properties fo:color="#235a81" style:text-line-through-style="none" style:text-line-through-type="none" style:text-underline-style="none" style:text-blinking="false"/>
    </style:style>
    <style:style style:name="T11" style:family="text">
      <style:text-properties fo:color="#024d99" style:text-line-through-style="none" style:text-line-through-type="none" fo:font-size="9pt" style:text-underline-style="none" style:text-blinking="false" fo:background-color="transparent" loext:char-shading-value="0" loext:padding="0cm" loext:border="none"/>
    </style:style>
    <style:style style:name="T12" style:family="text">
      <style:text-properties fo:color="#024d99" style:text-line-through-style="none" style:text-line-through-type="none" fo:font-size="9pt" style:text-underline-style="none" officeooo:rsid="00122e76" style:text-blinking="false" fo:background-color="transparent" loext:char-shading-value="0" loext:padding="0cm" loext:border="none"/>
    </style:style>
    <style:style style:name="T13" style:family="text">
      <style:text-properties officeooo:rsid="00122e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Username : ashuch</text:p>
      <text:p text:style-name="P1"><text:s/>password: dufresnewayne</text:p>
      <text:p text:style-name="P1"/>
      <text:p text:style-name="P1"/>
      <text:p text:style-name="P7"><text:span text:style-name="T13">1 <text:s/></text:span><text:span text:style-name="T6">T-Hub invites startups for the second batch of Lab32 Incubation Programme </text:span></text:p>
      <text:p text:style-name="P8"><text:span text:style-name="T8"><text:s text:c="5"/></text:span></text:p>
      <text:p text:style-name="P8"><text:span text:style-name="T8"><text:s text:c="7"/></text:span><text:a xlink:type="simple" xlink:href="https://economictimes.indiatimes.com/small-biz/startups/newsbuzz/t-hub-invites-startups-for-the-second-batch-of-lab32-incubation-programme/articleshow/68047905.cms" text:style-name="Internet_20_link" text:visited-style-name="Visited_20_Internet_20_Link">https://economictimes.indiatimes.com/small-biz/startups/newsbuzz/t-hub-invites-startups-for-the-second-batch-of-lab32-incubation-programme/articleshow/68047905.cms</text:a></text:p>
      <text:p text:style-name="P8"><text:span text:style-name="T8"/></text:p>
      <text:p text:style-name="P8"><text:span text:style-name="T8"/></text:p>
      <text:p text:style-name="P9"><text:span text:style-name="T9">2</text:span></text:p>
      <text:p text:style-name="P10"><text:span text:style-name="T11">E-commerce norms to hurt consumers, pricing: Amazon CFO <text:s/></text:span><text:span text:style-name="T12">Brian Olsavsky</text:span></text:p>
      <text:p text:style-name="P8"><text:span text:style-name="T4">https://timesofindia.indiatimes.com/business/india-business/e-commerce-norms-to-hurt-consumers-pricing-amazon-cfo-brian-olsavsky/articleshow/67784127.cms</text:span></text:p>
      <text:p text:style-name="P8"><text:span text:style-name="T8"/></text:p>
      <text:p text:style-name="P6"/>
      <text:p text:style-name="P1"><text:s text:c="16"/></text:p>
      <text:p text:style-name="P1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/>
    <style:font-face style:name="proximanova" svg:font-family="proximanov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9:30:42.793118867</meta:creation-date>
    <meta:editing-duration>PT8M38S</meta:editing-duration>
    <meta:editing-cycles>2</meta:editing-cycles>
    <meta:generator>LibreOffice/6.0.7.3$Linux_X86_64 LibreOffice_project/00m0$Build-3</meta:generator>
    <dc:date>2019-03-03T15:38:12.543487499</dc:date>
    <meta:document-statistic meta:table-count="0" meta:image-count="0" meta:object-count="0" meta:page-count="1" meta:paragraph-count="9" meta:word-count="30" meta:character-count="534" meta:non-whitespace-character-count="479"/>
  </office:meta>
</office:document-meta>
</file>